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Text_20_body"><text:span text:style-name="T1">%=info_processus_label=% :</text:span> %=info_processus_val=%</text:p>
        <text:p text:style-name="Text_20_body"><text:span text:style-name="T1">%=info_utilisateur_label=% :</text:span> %=info_utilisateur_val=%</text:p>
        <text:p text:style-name="Text_20_body"><text:span text:style-name="T1">%=info_email_label=% : </text:span>%=info_email_val=%</text:p>
        <text:p text:style-name="Text_20_body"><text:span text:style-name="T1">%=info_dateheure_label=% :</text:span> %=info_dateheure_val=%</text:p>
        <text:p text:style-name="P3"><text:span text:style-name="T1">%=info_date_debut_validite_label=% :</text:span> %=info_date_debut_validite_val=%</text:p>
        <text:p text:style-name="Text_20_body"><text:span text:style-name="T1">%=info_texte_libre_label=% :</text:span> %=info_texte_libre_val=%</text:p>
        <text:p text:style-name="Text_20_body"><text:span text:style-name="T1">%=info_gestion_texte_libre_label=% :</text:span> %=info_gestion_texte_libre_val=%</text:p>
        <text:p text:style-name="Text_20_body"><text:span text:style-name="T1">%=info_insertion_ged_label=% :</text:span> %=info_insertion_ged_val=%</text:p>
        <text:p text:style-name="Text_20_body"><text:span text:style-name="T1">%=info_date_impression_label=% :</text:span> %=info_date_impression_val=%</text:p>
        <text:p text:style-name="Text_20_body"/>
      </text:section>
      <text:p text:style-name="Text_20_body">%#include AL/protocoles/statistiques#%</text:p>
      <text:p text:style-name="Text_20_body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09-12T12:38:28.76</dc:date>
    <meta:editing-cycles>75</meta:editing-cycles>
    <meta:editing-duration>PT1H28M18S</meta:editing-duration>
    <meta:document-statistic meta:table-count="0" meta:image-count="0" meta:object-count="0" meta:page-count="1" meta:paragraph-count="13" meta:word-count="34" meta:character-count="601"/>
    <meta:user-defined meta:name="Info 1"/>
    <meta:user-defined meta:name="Info 2"/>
    <meta:user-defined meta:name="Info 3"/>
    <meta:user-defined meta:name="Info 4"/>
  </office:meta>
</office:document-meta>
</file>